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26000000D680079DD07F722BE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GSP Myriad Pro" svg:font-family="'NGSP Myriad Pro', Helvetica, Arial,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3.6042in" table:align="left"/>
    </style:style>
    <style:style style:name="Table2.A" style:family="table-column">
      <style:table-column-properties style:column-width="0.7694in"/>
    </style:style>
    <style:style style:name="Table2.D" style:family="table-column">
      <style:table-column-properties style:column-width="1.2958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2.3" style:family="table-row">
      <style:table-row-properties style:min-row-height="0.3618in" style:use-optimal-row-height="false"/>
    </style:style>
    <style:style style:name="Table3" style:family="table">
      <style:table-properties style:width="6.1563in" table:align="left"/>
    </style:style>
    <style:style style:name="Table3.A" style:family="table-column">
      <style:table-column-properties style:column-width="4.2813in"/>
    </style:style>
    <style:style style:name="Table3.B" style:family="table-column">
      <style:table-column-properties style:column-width="0.62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4" style:family="table-row">
      <style:table-row-properties style:min-row-height="0.3in"/>
    </style:style>
    <style:style style:name="Table3.8" style:family="table-row">
      <style:table-row-properties style:min-row-height="0.6646in"/>
    </style:style>
    <style:style style:name="P1" style:family="paragraph" style:parent-style-name="Header">
      <style:paragraph-properties fo:text-align="center" style:justify-single-word="false"/>
      <style:text-properties fo:font-weight="bold" officeooo:rsid="001128d7" officeooo:paragraph-rsid="001128d7" style:font-weight-asian="bold" style:font-weight-complex="bold"/>
    </style:style>
    <style:style style:name="P2" style:family="paragraph" style:parent-style-name="Standard">
      <style:text-properties fo:font-weight="bold" officeooo:rsid="001128d7" officeooo:paragraph-rsid="001128d7" style:font-weight-asian="bold" style:font-weight-complex="bold"/>
    </style:style>
    <style:style style:name="P3" style:family="paragraph" style:parent-style-name="Standard">
      <style:text-properties fo:font-weight="bold" officeooo:rsid="000e8b41" officeooo:paragraph-rsid="000e8b41" style:font-weight-asian="bold" style:font-weight-complex="bold"/>
    </style:style>
    <style:style style:name="P4" style:family="paragraph" style:parent-style-name="Text_20_body">
      <style:text-properties fo:font-weight="bold" officeooo:rsid="000e8b41" officeooo:paragraph-rsid="000e8b41" style:font-weight-asian="bold" style:font-weight-complex="bold"/>
    </style:style>
    <style:style style:name="P5" style:family="paragraph" style:parent-style-name="Standard">
      <style:text-properties fo:font-weight="bold" officeooo:rsid="000e8b41" officeooo:paragraph-rsid="00105326" style:font-weight-asian="bold" style:font-weight-complex="bold"/>
    </style:style>
    <style:style style:name="P6" style:family="paragraph" style:parent-style-name="Standard">
      <style:text-properties fo:font-weight="bold" officeooo:rsid="000e8b41" officeooo:paragraph-rsid="001128d7"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officeooo:paragraph-rsid="001128d7" style:font-weight-asian="bold" style:font-weight-complex="bold"/>
    </style:style>
    <style:style style:name="P9" style:family="paragraph" style:parent-style-name="Standard">
      <style:text-properties officeooo:rsid="000e8b41" officeooo:paragraph-rsid="000e8b41"/>
    </style:style>
    <style:style style:name="P10" style:family="paragraph" style:parent-style-name="Standard">
      <style:text-properties fo:font-weight="normal" officeooo:rsid="000e8b41" officeooo:paragraph-rsid="000e8b41" style:font-weight-asian="normal" style:font-weight-complex="normal"/>
    </style:style>
    <style:style style:name="P11" style:family="paragraph" style:parent-style-name="Standard">
      <style:text-properties fo:font-weight="normal" officeooo:rsid="000e8b41" officeooo:paragraph-rsid="001128d7" style:font-weight-asian="normal" style:font-weight-complex="normal"/>
    </style:style>
    <style:style style:name="P12" style:family="paragraph" style:parent-style-name="Standard">
      <style:text-properties fo:font-weight="normal" officeooo:rsid="001128d7" officeooo:paragraph-rsid="001128d7" style:font-weight-asian="normal" style:font-weight-complex="normal"/>
    </style:style>
    <style:style style:name="P13" style:family="paragraph" style:parent-style-name="Text_20_body">
      <style:text-properties fo:font-weight="normal" officeooo:rsid="001128d7" officeooo:paragraph-rsid="001128d7" style:font-weight-asian="normal" style:font-weight-complex="normal"/>
    </style:style>
    <style:style style:name="P14" style:family="paragraph" style:parent-style-name="Text_20_body">
      <style:text-properties style:text-underline-style="solid" style:text-underline-width="auto" style:text-underline-color="font-color" fo:font-weight="bold" officeooo:rsid="000e8b41" officeooo:paragraph-rsid="000e8b41" style:font-weight-asian="bold" style:font-weight-complex="bold"/>
    </style:style>
    <style:style style:name="P15" style:family="paragraph" style:parent-style-name="Standard">
      <style:text-properties fo:font-variant="normal" fo:text-transform="none" fo:color="#000000" loext:opacity="100%" style:font-name="NGSP Myriad Pro" fo:font-size="11.25pt" fo:letter-spacing="normal" fo:font-style="normal" fo:font-weight="normal" officeooo:rsid="000e8b41" officeooo:paragraph-rsid="000e8b41"/>
    </style:style>
    <style:style style:name="P16" style:family="paragraph" style:parent-style-name="Standard">
      <style:text-properties fo:font-variant="normal" fo:text-transform="none" fo:color="#000000" loext:opacity="100%" style:font-name="NGSP Myriad Pro" fo:font-size="11.25pt" fo:letter-spacing="normal" fo:font-style="normal" fo:font-weight="normal" officeooo:rsid="001128d7" officeooo:paragraph-rsid="001128d7"/>
    </style:style>
    <style:style style:name="P17" style:family="paragraph" style:parent-style-name="Standard">
      <style:text-properties officeooo:paragraph-rsid="001128d7"/>
    </style:style>
    <style:style style:name="P18" style:family="paragraph" style:parent-style-name="Table_20_Contents">
      <style:text-properties officeooo:paragraph-rsid="001128d7"/>
    </style:style>
    <style:style style:name="P19" style:family="paragraph" style:parent-style-name="Table_20_Contents">
      <style:text-properties officeooo:rsid="001128d7" officeooo:paragraph-rsid="001128d7"/>
    </style:style>
    <style:style style:name="P20" style:family="paragraph" style:parent-style-name="Text_20_body">
      <style:text-properties officeooo:rsid="001128d7" officeooo:paragraph-rsid="001128d7"/>
    </style:style>
    <style:style style:name="P21" style:family="paragraph" style:parent-style-name="Text_20_body">
      <style:paragraph-properties fo:padding="0.0193in" fo:border="0.06pt solid #d9d9e3"/>
    </style:style>
    <style:style style:name="P22" style:family="paragraph" style:parent-style-name="Standard">
      <style:text-properties fo:font-weight="bold" officeooo:rsid="001128d7" officeooo:paragraph-rsid="001128d7"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e8b41" officeooo:paragraph-rsid="000e8b41" style:font-weight-asian="bold" style:font-weight-complex="bold"/>
    </style:style>
    <style:style style:name="P24" style:family="paragraph" style:parent-style-name="Standard">
      <style:text-properties officeooo:rsid="000e8b41" officeooo:paragraph-rsid="000e8b41"/>
    </style:style>
    <style:style style:name="P25" style:family="paragraph" style:parent-style-name="Standard">
      <style:text-properties fo:font-weight="normal" officeooo:rsid="0011e7b0" officeooo:paragraph-rsid="0011e7b0" style:font-weight-asian="normal" style:font-weight-complex="normal"/>
    </style:style>
    <style:style style:name="P26" style:family="paragraph" style:parent-style-name="Standard">
      <style:text-properties fo:font-variant="normal" fo:text-transform="none" fo:color="#000000" loext:opacity="100%" style:font-name="NGSP Myriad Pro" fo:font-size="11.25pt" fo:letter-spacing="normal" fo:font-style="normal" fo:font-weight="normal" officeooo:rsid="000e8b41" officeooo:paragraph-rsid="000e8b41"/>
    </style:style>
    <style:style style:name="P27" style:family="paragraph" style:parent-style-name="Standard">
      <style:text-properties fo:font-variant="normal" fo:text-transform="none" fo:color="#000000" loext:opacity="100%" style:font-name="NGSP Myriad Pro" fo:font-size="11.25pt" fo:letter-spacing="normal" fo:font-style="normal" fo:font-weight="normal" officeooo:rsid="001128d7" officeooo:paragraph-rsid="000e8b41"/>
    </style:style>
    <style:style style:name="P28" style:family="paragraph" style:parent-style-name="Table_20_Contents">
      <style:text-properties officeooo:rsid="0011e7b0" officeooo:paragraph-rsid="0011e7b0"/>
    </style:style>
    <style:style style:name="P29" style:family="paragraph" style:parent-style-name="Table_20_Contents">
      <style:text-properties officeooo:rsid="001128d7" officeooo:paragraph-rsid="001128d7"/>
    </style:style>
    <style:style style:name="P30" style:family="paragraph" style:parent-style-name="Text_20_body">
      <style:text-properties style:text-underline-style="solid" style:text-underline-width="auto" style:text-underline-color="font-color" fo:font-weight="bold" officeooo:rsid="000e8b41" officeooo:paragraph-rsid="000e8b41" style:font-weight-asian="bold" style:font-weight-complex="bold"/>
    </style:style>
    <style:style style:name="T1" style:family="text">
      <style:text-properties fo:font-variant="normal" fo:text-transform="none" fo:color="#000000" loext:opacity="100%" style:font-name="NGSP Myriad Pro" fo:font-size="11.25pt" fo:letter-spacing="normal" fo:font-style="normal" fo:font-weight="normal" officeooo:rsid="000e8b41"/>
    </style:style>
    <style:style style:name="T2" style:family="text">
      <style:text-properties officeooo:rsid="001de293"/>
    </style:style>
    <style:style style:name="T3" style:family="text">
      <style:text-properties officeooo:rsid="001128d7"/>
    </style:style>
    <style:style style:name="T4" style:family="text">
      <style:text-properties fo:font-weight="normal" style:font-weight-asian="normal" style:font-weight-complex="normal"/>
    </style:style>
    <style:style style:name="T5" style:family="text">
      <style:text-properties loext:padding="0.0193in" loext:border="0.06pt solid #d9d9e3"/>
    </style:style>
    <style:style style:name="T6" style:family="text">
      <style:text-properties style:text-underline-style="none"/>
    </style:style>
    <style:style style:name="T7" style:family="text">
      <style:text-properties style:text-underline-style="none" officeooo:rsid="001128d7"/>
    </style:style>
    <style:style style:name="T8" style:family="text">
      <style:text-properties style:text-underline-style="none" officeooo:rsid="0011e7b0"/>
    </style:style>
    <style:style style:name="T9" style:family="text">
      <style:text-properties officeooo:rsid="0011e7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e ____________________________________<text:span text:style-name="T9">Score______/50 <text:s text:c="4"/></text:span>Date______________</text:p>
      <text:p text:style-name="P3"/>
      <text:p text:style-name="P3">Choose the correct option. </text:p>
      <text:p text:style-name="P9"/>
      <text:p text:style-name="P3"><text:span text:style-name="T3">1</text:span>. This is a person you know but <text:span text:style-name="T3">is </text:span>not a close friend.<text:span text:style-name="T9">(1pt)</text:span></text:p>
      <text:p text:style-name="P9"/>
      <text:p text:style-name="P10">A. member</text:p>
      <text:p text:style-name="P10"/>
      <text:p text:style-name="P10">B. acquaintance</text:p>
      <text:p text:style-name="P10"/>
      <text:p text:style-name="P10">C. volunteer</text:p>
      <text:p text:style-name="P10"/>
      <text:p text:style-name="P10">D. comrade</text:p>
      <text:p text:style-name="P10"/>
      <text:p text:style-name="P2">2. Choose the <text:span text:style-name="T9">s</text:span>entence that uses the word Community correctly. <text:span text:style-name="T9">(1pt)</text:span></text:p>
      <text:p text:style-name="P2"/>
      <text:p text:style-name="P12">A. The local community came together to clean up the park.</text:p>
      <text:p text:style-name="P12"/>
      <text:p text:style-name="P12">B. The community is an adjective that describes a feeling of loneliness</text:p>
      <text:p text:style-name="P12"/>
      <text:p text:style-name="P12">C. Community is a verb used to describe a person’s action</text:p>
      <text:p text:style-name="P12"/>
      <text:p text:style-name="P12">D. In the summer, our community was covered in snow</text:p>
      <text:p text:style-name="P12"/>
      <text:p text:style-name="P2">3. Choose the sentence that uses the phrase Keep In Touch correctly. <text:span text:style-name="T9">(1pt)</text:span></text:p>
      <text:p text:style-name="P2"/>
      <text:p text:style-name="P12">A. Keeping in touch is a delicious dish that I love to cook</text:p>
      <text:p text:style-name="P12"/>
      <text:p text:style-name="P12">B. She kept in touch with her friends by singing songs</text:p>
      <text:p text:style-name="P12"/>
      <text:p text:style-name="P12">C. Even though we live far apart, we always make an effort to keep in touch</text:p>
      <text:p text:style-name="P12"/>
      <text:p text:style-name="P12">D. Let’s meet for coffee tomorrow to keep in touch</text:p>
      <text:p text:style-name="P10"/>
      <text:p text:style-name="P2">4. Choose the sentence the uses the word Independent correctly. <text:span text:style-name="T9">(1pt)</text:span></text:p>
      <text:p text:style-name="P2"/>
      <text:p text:style-name="P12">A. Independents love working as a team and collaborating with others</text:p>
      <text:p text:style-name="P12"/>
      <text:p text:style-name="P12">B. Being independent means always following the crowd and not thinking for yourself</text:p>
      <text:p text:style-name="P12"/>
      <text:p text:style-name="P12">C. The students’ project was a great example of independent thinking and creativity</text:p>
      <text:p text:style-name="P12"/>
      <text:p text:style-name="P12">D. She is a strong and independent woman who doesn’t rely on others for help</text:p>
      <text:p text:style-name="P3"><text:soft-page-break/></text:p>
      <text:p text:style-name="P3"/>
      <text:p text:style-name="P3"><text:span text:style-name="T3">5</text:span>. This happens at work when you feel pressure. <text:span text:style-name="T9">(1pt)</text:span></text:p>
      <text:p text:style-name="P3"/>
      <text:p text:style-name="P10">A. You become sick from a lot of work</text:p>
      <text:p text:style-name="P10"/>
      <text:p text:style-name="P10">B. You think it is true without checking</text:p>
      <text:p text:style-name="P10"/>
      <text:p text:style-name="P10">C. You feel anxious and worried</text:p>
      <text:p text:style-name="P10"/>
      <text:p text:style-name="P10">D. You feel confidence and hope</text:p>
      <text:p text:style-name="P10"/>
      <text:p text:style-name="P8"><text:span text:style-name="T3">6 – 8 </text:span>Reading <text:span text:style-name="T2">Tables with </text:span>Statistics. <text:span text:style-name="T3">Choose the best option </text:span><text:span text:style-name="T9">(1pt each)</text:span></text:p>
      <text:p text:style-name="P8"/>
      <table:table table:name="Table2" table:style-name="Table2">
        <table:table-column table:style-name="Table2.A" table:number-columns-repeated="3"/>
        <table:table-column table:style-name="Table2.D"/>
        <table:table-row>
          <table:table-cell table:style-name="Table2.A1" office:value-type="string">
            <text:p text:style-name="P18"/>
          </table:table-cell>
          <table:table-cell table:style-name="Table2.A1" office:value-type="string">
            <text:p text:style-name="P18">Use Cell Phone</text:p>
          </table:table-cell>
          <table:table-cell table:style-name="Table2.A1" office:value-type="string">
            <text:p text:style-name="P18">Watch TV</text:p>
          </table:table-cell>
          <table:table-cell table:style-name="Table2.D1" office:value-type="string">
            <text:p text:style-name="P18">Use Tik Tok</text:p>
          </table:table-cell>
        </table:table-row>
        <table:table-row>
          <table:table-cell table:style-name="Table2.A2" office:value-type="string">
            <text:p text:style-name="P18">Gen X</text:p>
          </table:table-cell>
          <table:table-cell table:style-name="Table2.A2" office:value-type="string">
            <text:p text:style-name="P18">9<text:span text:style-name="T3">9</text:span>%</text:p>
          </table:table-cell>
          <table:table-cell table:style-name="Table2.A2" office:value-type="string">
            <text:p text:style-name="P18">27%</text:p>
          </table:table-cell>
          <table:table-cell table:style-name="Table2.D2" office:value-type="string">
            <text:p text:style-name="P18">98%</text:p>
          </table:table-cell>
        </table:table-row>
        <table:table-row table:style-name="Table2.3">
          <table:table-cell table:style-name="Table2.A2" office:value-type="string">
            <text:p text:style-name="P18">Baby Boomers</text:p>
          </table:table-cell>
          <table:table-cell table:style-name="Table2.A2" office:value-type="string">
            <text:p text:style-name="P18">37%</text:p>
          </table:table-cell>
          <table:table-cell table:style-name="Table2.A2" office:value-type="string">
            <text:p text:style-name="P18">95%</text:p>
          </table:table-cell>
          <table:table-cell table:style-name="Table2.D2" office:value-type="string">
            <text:p text:style-name="P18">40%</text:p>
          </table:table-cell>
        </table:table-row>
      </table:table>
      <text:p text:style-name="P8"/>
      <text:p text:style-name="P17">______ <text:s text:c="2"/>_________ two thirds of Baby Boomers use cell phones</text:p>
      <text:p text:style-name="P17">A. Just over<text:tab/><text:tab/><text:tab/><text:tab/>C. <text:span text:style-name="T3">just under</text:span></text:p>
      <text:p text:style-name="P17">B. Generation<text:tab/><text:tab/><text:tab/><text:tab/>D. majority</text:p>
      <text:p text:style-name="P17"/>
      <text:p text:style-name="P17">__________ <text:span text:style-name="T3">all</text:span> of Gen X’<text:span text:style-name="T3">ers</text:span> use a cell phone</text:p>
      <text:p text:style-name="P17">A. Connectivity<text:tab/><text:tab/><text:tab/>C. Just over</text:p>
      <text:p text:style-name="P17">B. Tendency <text:tab/><text:tab/><text:tab/><text:tab/>D. Nearly</text:p>
      <text:p text:style-name="P17"/>
      <text:p text:style-name="P17">The ________ <text:s/>_________ of Gen X use Tik Tok</text:p>
      <text:p text:style-name="P17">A. <text:span text:style-name="T3">O</text:span>verwhelming <text:span text:style-name="T3">M</text:span>ajority<text:tab/><text:tab/><text:tab/>D. Just Over</text:p>
      <text:p text:style-name="P11">B. Majority<text:tab/><text:tab/><text:tab/><text:tab/><text:tab/>C. Connectivity</text:p>
      <text:p text:style-name="P10"/>
      <text:p text:style-name="P3"/>
      <text:p text:style-name="P3">C<text:span text:style-name="T3">ircle the best</text:span> option <text:span text:style-name="T9">(1pt each)</text:span></text:p>
      <text:p text:style-name="P3"/>
      <text:p text:style-name="P6"><text:span text:style-name="T3">9</text:span>. <text:span text:style-name="T4">The last person we hired never showed up on time and would call out often, so we are looking for a </text:span><text:span text:style-name="Fuente_20_de_20_párrafo_20_predeter."><text:span text:style-name="T4">(reliable / confident) </text:span></text:span><text:span text:style-name="T4">worker</text:span></text:p>
      <text:p text:style-name="P10"/>
      <text:p text:style-name="P6"><text:span text:style-name="T3">10</text:span>. <text:span text:style-name="T4">We need an </text:span><text:span text:style-name="Fuente_20_de_20_párrafo_20_predeter."><text:span text:style-name="T4">(experienced / willing)</text:span></text:span><text:span text:style-name="T4"> worker with lots of practice and knowledge in this field</text:span></text:p>
      <text:p text:style-name="P10"/>
      <text:p text:style-name="P2"/>
      <text:p text:style-name="P2"><text:soft-page-break/>Combine the two sentences with the appropriate relative clause <text:span text:style-name="T9">(1pt each)</text:span></text:p>
      <text:p text:style-name="P2"/>
      <text:p text:style-name="P2">11. <text:span text:style-name="T4">The book is on the shelf. The book is red</text:span></text:p>
      <text:p text:style-name="P2"/>
      <text:p text:style-name="P2">12. <text:span text:style-name="T4">The teacher is very kind. The teacher teaches English.</text:span></text:p>
      <text:p text:style-name="P2"/>
      <text:p text:style-name="P2">13. <text:span text:style-name="T4">The car is fast. The car belongs to my friend </text:span></text:p>
      <text:p text:style-name="P10"/>
      <text:p text:style-name="P9"/>
      <text:p text:style-name="P3">Choose the correct option <text:span text:style-name="T9">(1pt each)</text:span></text:p>
      <text:p text:style-name="P9"/>
      <text:p text:style-name="P3">1<text:span text:style-name="T3">4</text:span>. More than 5 million people ___________ <text:s/>the museum every year.</text:p>
      <text:p text:style-name="P9"/>
      <text:p text:style-name="P9">A. visiting</text:p>
      <text:p text:style-name="P9"/>
      <text:p text:style-name="P9">B. visits</text:p>
      <text:p text:style-name="P9"/>
      <text:p text:style-name="P9">C. visit</text:p>
      <text:p text:style-name="P9"/>
      <text:p text:style-name="P3">1<text:span text:style-name="T3">5</text:span>. <text:span text:style-name="T9">Some of m</text:span>y family ______________ technology at home</text:p>
      <text:p text:style-name="P9"/>
      <text:p text:style-name="P9">A. use</text:p>
      <text:p text:style-name="P9"/>
      <text:p text:style-name="P9">B. using</text:p>
      <text:p text:style-name="P9"/>
      <text:p text:style-name="P9">C. uses</text:p>
      <text:p text:style-name="P9"/>
      <text:p text:style-name="P3"/>
      <text:p text:style-name="P3">Choose the correct response </text:p>
      <text:p text:style-name="P3"/>
      <text:p text:style-name="P3">16. How did you fix sink? <text:span text:style-name="T9">(1pt)</text:span></text:p>
      <text:p text:style-name="P10">A. I had fix the sink a plumber</text:p>
      <text:p text:style-name="P10"/>
      <text:p text:style-name="P10">B. A plumber I had fix the sink</text:p>
      <text:p text:style-name="P10"/>
      <text:p text:style-name="P10">C. I had a plumber fix the sink</text:p>
      <text:p text:style-name="P10"/>
      <text:p text:style-name="P3">17. What’s the wrong with your computer? <text:span text:style-name="T9">(1pt)</text:span></text:p>
      <text:p text:style-name="P3"/>
      <text:p text:style-name="P10">A. I had all my data stolen</text:p>
      <text:p text:style-name="P10"/>
      <text:p text:style-name="P10">B. All my data I had stolen</text:p>
      <text:p text:style-name="P10"/>
      <text:p text:style-name="P10"><text:soft-page-break/>C. I had stolen all my data</text:p>
      <text:p text:style-name="P9"/>
      <text:p text:style-name="P3">18. Why were you at the mechanic this morning? <text:span text:style-name="T9">(1pt)</text:span></text:p>
      <text:p text:style-name="P3"/>
      <text:p text:style-name="P10">A. I got a mechanic to fix my car</text:p>
      <text:p text:style-name="P10"/>
      <text:p text:style-name="P10">B. A mechanic I got to fix my car</text:p>
      <text:p text:style-name="P10"/>
      <text:p text:style-name="P10">C. I got to fix my car a mechanic</text:p>
      <text:p text:style-name="P3"/>
      <text:p text:style-name="P6">Write the correct forms of the two verbs in parentheses to complete the sentence <text:span text:style-name="T9">(1pt each)</text:span></text:p>
      <text:p text:style-name="P6"/>
      <text:p text:style-name="P6">19. I’m going to the dentist because my teeth (need / clean) __________ <text:s text:c="2"/>________________.</text:p>
      <text:p text:style-name="P6"/>
      <text:p text:style-name="P6">20. This invoice (need / pay) _______________ to be ________________.</text:p>
      <text:p text:style-name="P3"/>
      <text:p text:style-name="P3"/>
      <text:p text:style-name="P3"/>
      <text:p text:style-name="P3"/>
      <text:p text:style-name="P23">Reading Comprehension <text:span text:style-name="T9">(10pts)</text:span></text:p>
      <text:p text:style-name="P3"/>
      <text:p text:style-name="P4"><text:span text:style-name="Strong_20_Emphasis">Friendship in the Digital Age</text:span></text:p>
      <text:p text:style-name="Text_20_body">Everyone wonders at some point if the number of best friends they have is the same as everyone else's. You must have seen those pictures of ten girls always hanging out and asked yourself if anyone really has that many close friends. It's human nature to compare ourselves to what others are doing, and friendship is one of those points of comparison.</text:p>
      <text:p text:style-name="Text_20_body">A newly-released friendship survey answers some of these questions. The survey asked a diverse group of 10,000 people from different countries what their friendships look like. Results show that the global average is four best friends, with only slight differences across nations. The majority of people surveyed say they found their best friends at around 21, after high school and early college. As for regular friends, globally the average number of people is about seven, according to the survey, and when it comes to acquaintances, that average rises to 20.</text:p>
      <text:p text:style-name="Text_20_body">While numbers of friends may be similar across different ages and locations, what different generations share online with their friends was shown by the survey to vary hugely.</text:p>
      <text:p text:style-name="Text_20_body">Perhaps surprisingly, millennials are much more likely to talk about personal topics, like their love life and mental health, than members of Gen Z. Despite being the youngest generation surveyed, with the highest internet use, Gen Z are less comfortable opening up online. This may be because the platforms <text:soft-page-break/>that millennials grew up with are more network- and community-focused, while the social media favored by current youth tends to highlight the individual.</text:p>
      <text:p text:style-name="Text_20_body">Regardless of the differences in what they share online, the study showed how important in-person contact still is to both generations, with around half of both millennials and Gen Z saying they felt loved after spending time with friends face to face. On the other hand, this feeling was reported as much lower when the interaction was digital.</text:p>
      <text:p text:style-name="P3"/>
      <text:p text:style-name="P3">1. <text:span text:style-name="T3">The youngest generation surveyed was from what generation?</text:span></text:p>
      <text:p text:style-name="P25">________________________________________________</text:p>
      <text:p text:style-name="P10"/>
      <text:p text:style-name="P3">2. <text:span text:style-name="T3">What is the global average number of ‘regular’ friends?</text:span></text:p>
      <text:p text:style-name="P25">________________________________________________</text:p>
      <text:p text:style-name="P10"/>
      <text:p text:style-name="P3">3. <text:span text:style-name="T3">At what age did the majority of people surveyed say they found their best friends?</text:span></text:p>
      <text:p text:style-name="P25">_________________________________________________</text:p>
      <text:p text:style-name="P10"/>
      <text:p text:style-name="P3">4. <text:span text:style-name="T3">Which generation most likely to talk about personal topics like love life and mental health?</text:span></text:p>
      <text:p text:style-name="P25">_________________________________________________</text:p>
      <text:p text:style-name="P3"/>
      <text:p text:style-name="P3">5. <text:span text:style-name="T3">All of millennials and Gen Z surveyed said they felt loved after spending time with friends face to face</text:span><text:span text:style-name="T9">(True or False)</text:span></text:p>
      <text:p text:style-name="P25">_________________________________________________</text:p>
      <text:p text:style-name="P10"/>
      <text:p text:style-name="P7"/>
      <text:p text:style-name="P4"/>
      <text:p text:style-name="P4"/>
      <text:p text:style-name="P4"/>
      <text:p text:style-name="P4"/>
      <text:p text:style-name="P4"/>
      <text:p text:style-name="P4"/>
      <text:p text:style-name="P4"/>
      <text:p text:style-name="P4"/>
      <text:p text:style-name="P14"/>
      <text:p text:style-name="P14"/>
      <text:p text:style-name="P14"><text:soft-page-break/></text:p>
      <text:p text:style-name="P14">Writing <text:span text:style-name="T6"><text:s/>- </text:span><text:span text:style-name="T7">Choose one to write about. A minimum of 150 words. </text:span><text:span text:style-name="T8">(20pts)</text:span></text:p>
      <text:p text:style-name="P13"><text:span text:style-name="Strong_20_Emphasis"><text:span text:style-name="T5">Prompt 1: Communities</text:span></text:span> "Share your opinion on the importance of communities in our lives. What role do communities play in providing support and a sense of belonging? Describe a personal experience or observation that highlights the significance of community involvement."</text:p>
      <text:p text:style-name="P21"><text:span text:style-name="Strong_20_Emphasis"><text:span text:style-name="T5">Prompt 2: The Working Week</text:span></text:span> "Express your thoughts on the ideal working week. Do you believe a shorter workweek with fewer hours would lead to better work-life balance and productivity? Share your insights into how a shorter or more flexible working week might benefit individuals and society."</text:p>
      <text:p text:style-name="P20"><text:span text:style-name="T4"><text:s/></text:span><text:span text:style-name="T1">_______________________________________________________________________________</text:span></text:p>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15">_______________________________________________________________________________</text:p>
      <text:p text:style-name="P9"/>
      <text:p text:style-name="P9"/>
      <text:p text:style-name="P9"/>
      <text:p text:style-name="P9"><text:soft-page-break/></text:p>
      <text:p text:style-name="P9"/>
      <text:p text:style-name="P15"/>
      <text:p text:style-name="P15"/>
      <text:p text:style-name="P15"/>
      <text:p text:style-name="P15">Oral Exam <text:span text:style-name="T9">(50pts)</text:span></text:p>
      <text:p text:style-name="P9"/>
      <text:p text:style-name="P9"/>
      <text:p text:style-name="P9"/>
      <text:p text:style-name="P15">Pick a community you are a part of, <text:span text:style-name="T9">describe it, and tell me </text:span>the characteristics of it. </text:p>
      <text:p text:style-name="P9"/>
      <text:p text:style-name="P9"/>
      <text:p text:style-name="P15">What are the advantages of a community, what are the disadvantages, <text:span text:style-name="T9">give</text:span><text:span text:style-name="T3"> three </text:span><text:span text:style-name="T9">examples </text:span><text:span text:style-name="T3">of each.</text:span></text:p>
      <text:p text:style-name="P9"/>
      <text:p text:style-name="P9"/>
      <text:p text:style-name="P15">Using <text:span text:style-name="T3">the </text:span>vocabulary words from Unit 2, how would you describe yourself and why?</text:p>
      <text:p text:style-name="P9"/>
      <text:p text:style-name="P9"/>
      <text:p text:style-name="P15">Are you anxious or excited about the rise of technology and A.I., why?</text:p>
      <text:p text:style-name="P27"/>
      <text:p text:style-name="P27"/>
      <text:p text:style-name="P16">What would you like to do in the future, why do you think you would do well in that role?</text:p>
      <text:p text:style-name="P16"/>
      <text:p text:style-name="P16"/>
      <text:p text:style-name="P16"/>
      <text:p text:style-name="P16"/>
      <text:p text:style-name="P9"/>
      <text:p text:style-name="P9"/>
      <table:table table:name="Table3" table:style-name="Table3">
        <table:table-column table:style-name="Table3.A"/>
        <table:table-column table:style-name="Table3.B" table:number-columns-repeated="3"/>
        <table:table-row>
          <table:table-cell table:style-name="Table3.A1" office:value-type="string">
            <text:p text:style-name="P19">Speaking Exam Rubric</text:p>
          </table:table-cell>
          <table:table-cell table:style-name="Table3.B1" table:number-columns-spanned="3" office:value-type="string">
            <text:p text:style-name="P19">Uses vocabulary, and the grammar learned in a clear and fluent public speech with the correct support of power point</text:p>
          </table:table-cell>
          <table:covered-table-cell/>
          <table:covered-table-cell/>
        </table:table-row>
        <table:table-row>
          <table:table-cell table:style-name="Table3.A2" office:value-type="string">
            <text:p text:style-name="P19">Pick a community you are a part of, what are the characteristics of it. Correctly state a community, uses complete sentences to describe it. 3 or more characteristics </text:p>
          </table:table-cell>
          <table:table-cell table:style-name="Table3.A2" office:value-type="string">
            <text:p text:style-name="P19">3</text:p>
          </table:table-cell>
          <table:table-cell table:style-name="Table3.A2" office:value-type="string">
            <text:p text:style-name="P19">2</text:p>
          </table:table-cell>
          <table:table-cell table:style-name="Table3.D2" office:value-type="string">
            <text:p text:style-name="P19">1</text:p>
          </table:table-cell>
        </table:table-row>
        <table:table-row>
          <table:table-cell table:style-name="Table3.A2" office:value-type="string">
            <text:p text:style-name="P19">What are the advantages of a community, what are the disadvantages, list three of each. Correctly identifies and compares advantages vs disadvantages as based on lesson. Gave three examples of each.</text:p>
          </table:table-cell>
          <table:table-cell table:style-name="Table3.A2" office:value-type="string">
            <text:p text:style-name="P19">3</text:p>
          </table:table-cell>
          <table:table-cell table:style-name="Table3.A2" office:value-type="string">
            <text:p text:style-name="P19">2</text:p>
          </table:table-cell>
          <table:table-cell table:style-name="Table3.D2" office:value-type="string">
            <text:p text:style-name="P19">1</text:p>
          </table:table-cell>
        </table:table-row>
        <table:table-row table:style-name="Table3.4">
          <table:table-cell table:style-name="Table3.A2" office:value-type="string">
            <text:p text:style-name="P19">Uses proper vocabulary words to describe themselves, references Strengths and Weaknesses identified in lesson and able to create a complete description about themselves</text:p>
          </table:table-cell>
          <table:table-cell table:style-name="Table3.A2" office:value-type="string">
            <text:p text:style-name="P19">3</text:p>
          </table:table-cell>
          <table:table-cell table:style-name="Table3.A2" office:value-type="string">
            <text:p text:style-name="P19">2</text:p>
          </table:table-cell>
          <table:table-cell table:style-name="Table3.D2" office:value-type="string">
            <text:p text:style-name="P19">1</text:p>
          </table:table-cell>
        </table:table-row>
        <text:soft-page-break/>
        <table:table-row>
          <table:table-cell table:style-name="Table3.A2" office:value-type="string">
            <text:p text:style-name="P19">Selects one option and able to elaborate on their position. References discussion and from class to give supporting details</text:p>
          </table:table-cell>
          <table:table-cell table:style-name="Table3.A2" office:value-type="string">
            <text:p text:style-name="P28">3</text:p>
          </table:table-cell>
          <table:table-cell table:style-name="Table3.A2" office:value-type="string">
            <text:p text:style-name="P19">2</text:p>
          </table:table-cell>
          <table:table-cell table:style-name="Table3.D2" office:value-type="string">
            <text:p text:style-name="P19">1</text:p>
          </table:table-cell>
        </table:table-row>
        <table:table-row>
          <table:table-cell table:style-name="Table3.A2" office:value-type="string">
            <text:p text:style-name="P19"><text:span text:style-name="T9">The student put</text:span> thought and effort to a role they can see themselves doing in the future and are able to explain the skills and abilities <text:span text:style-name="T9">they possess </text:span>to follow that path. Use of exercises and discussion from class <text:span text:style-name="T9">as</text:span> references.</text:p>
          </table:table-cell>
          <table:table-cell table:style-name="Table3.A2" office:value-type="string">
            <text:p text:style-name="P28">3</text:p>
          </table:table-cell>
          <table:table-cell table:style-name="Table3.A2" office:value-type="string">
            <text:p text:style-name="P19">2</text:p>
          </table:table-cell>
          <table:table-cell table:style-name="Table3.D2" office:value-type="string">
            <text:p text:style-name="P19">1</text:p>
          </table:table-cell>
        </table:table-row>
        <table:table-row>
          <table:table-cell table:style-name="Table3.A2" table:number-rows-spanned="2" office:value-type="string">
            <text:p text:style-name="P28">Main Areas of Opportunity:</text:p>
          </table:table-cell>
          <table:table-cell table:style-name="Table3.D2" table:number-columns-spanned="3" office:value-type="string">
            <text:p text:style-name="P28">Total: </text:p>
          </table:table-cell>
          <table:covered-table-cell/>
          <table:covered-table-cell/>
        </table:table-row>
        <table:table-row table:style-name="Table3.8">
          <table:covered-table-cell table:style-name="Table3.A2"/>
          <table:table-cell table:style-name="Table3.D2" table:number-columns-spanned="3" office:value-type="string">
            <text:p text:style-name="P28"/>
          </table:table-cell>
          <table:covered-table-cell/>
          <table:covered-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GSP Myriad Pro" svg:font-family="'NGSP Myriad Pro', Helvetica, Arial,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128d7" officeooo:paragraph-rsid="001128d7"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209in" svg:y="-0.198in" svg:width="1.7173in" svg:height="1.25in" draw:z-index="7"><draw:image xlink:href="Pictures/1000000100000126000000D680079DD07F722BEA.png" xlink:type="simple" xlink:show="embed" xlink:actuate="onLoad" draw:mime-type="image/png"/></draw:frame>Instituto Tecnológico Avanzado en </text:p>
        <text:p text:style-name="MP1">Educación del Sureste</text:p>
        <text:p text:style-name="MP1">Campus San Cristobal de las Casas</text:p>
        <text:p text:style-name="MP1">National Geographic World Link 4</text:p>
        <text:p text:style-name="MP1">First Term Evaluation. Mr. Alex</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6:11:21.360464770</meta:creation-date>
    <dc:date>2023-09-26T09:31:22.173344745</dc:date>
    <meta:editing-duration>PT7H1M4S</meta:editing-duration>
    <meta:editing-cycles>4</meta:editing-cycles>
    <meta:generator>LibreOffice/7.5.3.2$MacOSX_X86_64 LibreOffice_project/9f56dff12ba03b9acd7730a5a481eea045e468f3</meta:generator>
    <meta:document-statistic meta:table-count="2" meta:image-count="1" meta:object-count="0" meta:page-count="8" meta:paragraph-count="151" meta:word-count="1409" meta:character-count="9415" meta:non-whitespace-character-count="8119"/>
  </office:meta>
</office:document-meta>
</file>